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a6c" officeooo:paragraph-rsid="00134a6c"/>
    </style:style>
    <style:style style:name="P2" style:family="paragraph" style:parent-style-name="Standard">
      <style:text-properties style:font-name="Caladea" fo:font-size="14pt" officeooo:rsid="00134a6c" officeooo:paragraph-rsid="00134a6c" style:font-size-asian="14pt" style:font-size-complex="14pt"/>
    </style:style>
    <style:style style:name="P3" style:family="paragraph" style:parent-style-name="Standard">
      <style:text-properties style:font-name="Caladea" fo:font-size="14pt" officeooo:rsid="0014c500" officeooo:paragraph-rsid="0014c500" style:font-size-asian="14pt" style:font-size-complex="14pt"/>
    </style:style>
    <style:style style:name="P4" style:family="paragraph" style:parent-style-name="Standard">
      <style:text-properties style:font-name="Caladea" fo:font-size="14pt" officeooo:rsid="00167f6a" officeooo:paragraph-rsid="00167f6a" style:font-size-asian="14pt" style:font-size-complex="14pt"/>
    </style:style>
    <style:style style:name="P5" style:family="paragraph" style:parent-style-name="Standard">
      <style:paragraph-properties fo:line-height="115%"/>
      <style:text-properties style:font-name="Caladea" fo:font-size="14pt" officeooo:rsid="00167f6a" officeooo:paragraph-rsid="00167f6a" style:font-size-asian="14pt" style:font-size-complex="14pt"/>
    </style:style>
    <style:style style:name="P6" style:family="paragraph" style:parent-style-name="Standard">
      <style:text-properties style:font-name="Caladea" fo:font-size="14pt" fo:font-weight="bold" officeooo:rsid="00134a6c" officeooo:paragraph-rsid="00134a6c" style:font-size-asian="14pt" style:font-weight-asian="bold" style:font-size-complex="14pt" style:font-weight-complex="bold"/>
    </style:style>
    <style:style style:name="T1" style:family="text">
      <style:text-properties officeooo:rsid="00149e3f"/>
    </style:style>
    <style:style style:name="T2" style:family="text">
      <style:text-properties officeooo:rsid="0015ff60"/>
    </style:style>
    <style:style style:name="T3" style:family="text">
      <style:text-properties officeooo:rsid="00182c1b"/>
    </style:style>
    <style:style style:name="T4" style:family="text">
      <style:text-properties officeooo:rsid="00186d16"/>
    </style:style>
    <style:style style:name="T5" style:family="text">
      <style:text-properties officeooo:rsid="00189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Software cine</text:p>
      <text:p text:style-name="P2">======== ====</text:p>
      <text:p text:style-name="P2">* sucursales ----- salas ----- butacas</text:p>
      <text:p text:style-name="P2">* elegir cant<text:span text:style-name="T1">idad de </text:span>sal<text:span text:style-name="T1">a</text:span>s y butacas por sala </text:p>
      <text:p text:style-name="P2">* salas ----- proyectan <text:span text:style-name="T1">películas</text:span> ---- cada sala independiente de la otra</text:p>
      <text:p text:style-name="P2">* entradas todas iguales</text:p>
      <text:p text:style-name="P2"/>
      <text:p text:style-name="P2">Estadísticas</text:p>
      <text:p text:style-name="P2">============</text:p>
      <text:p text:style-name="P2">* resto de ventas por sala hasta cierre ---- ganancia por sala</text:p>
      <text:p text:style-name="P2">* <text:span text:style-name="T1">películas</text:span> ------ ganancia</text:p>
      <text:p text:style-name="P2"/>
      <text:p text:style-name="P2"><text:span text:style-name="T1">Declaración</text:span> trabajo</text:p>
      <text:p text:style-name="P2">=========== =======</text:p>
      <text:p text:style-name="P2">Documento formal que describa detalladamente lo que hace el software.</text:p>
      <text:p text:style-name="P2"/>
      <text:p text:style-name="P2"/>
      <text:p text:style-name="P2">=============================================================================================================================================================</text:p>
      <text:p text:style-name="P2"/>
      <text:p text:style-name="P2"/>
      <text:p text:style-name="P2">Declaración trabajo</text:p>
      <text:p text:style-name="P2">=========== =======</text:p>
      <text:p text:style-name="P2">Por el presente documento se detalla la función, utilización y funcionamiento del software a desarrollar.</text:p>
      <text:p text:style-name="P2">Dicho software se encargará de tener un registro completo de la sucursal. Estas sucursales cuentan con distintas cantidades de salas, las cuales pueden ser agregadas o suprimidas. Las salas tienen cada una, una determinada cantidad de butacas, y en las distintas salas se proyectarán películas, independientemente una sala de la otra, es decir, cada sala <text:span text:style-name="T1">podrá</text:span> proyectar la película que se desee, sin depender de ninguna otra.</text:p>
      <text:p text:style-name="P2">De cualquier modo, el costo de la entrada será equitativo para cualquier <text:span text:style-name="T1">película</text:span>, aun así seremos capaces de cambiar el valor de entrada, si se desea.</text:p>
      <text:p text:style-name="P2">En cuanto a la venta de entradas, se podrá dar la <text:span text:style-name="T1">opción</text:span> al cliente de elegir dependiendo disponibilidad, la butaca que quiere, <text:span text:style-name="T1">así</text:span> como el horario y la <text:span text:style-name="T1">película.</text:span></text:p>
      <text:p text:style-name="P2">En el momento en que la sala cierra y no se vendan mas entradas, se reinicia las butacas vendidas, para poder volver a vender dichas butacas en una <text:span text:style-name="T1">función</text:span> distinta.</text:p>
      <text:p text:style-name="P2">Por otro lado se podrá conocer el dinero total obtenido en esta <text:span text:style-name="T1">sucursal</text:span>, <text:span text:style-name="T1">así</text:span> como el dinero ganado por venta de entradas que cada <text:span text:style-name="T1">película</text:span> generó en todas <text:soft-page-break/>las veces que fue proyectada. De esta forma se <text:span text:style-name="T1">conocerá</text:span> <text:span text:style-name="T1">también</text:span> la cantidad de veces que la <text:span text:style-name="T1">película</text:span> fue exhibida.</text:p>
      <text:p text:style-name="P2">Este sistema de <text:span text:style-name="T1">devolución</text:span> de <text:span text:style-name="T1">estadística</text:span> se implementa con cada <text:span text:style-name="T1">película</text:span>, es decir que se lograra saber que ganancia genera cada <text:span text:style-name="T1">película</text:span> y <text:span text:style-name="T1">así</text:span> poder decidir que <text:span text:style-name="T1">película</text:span> retirar de la cartelera, y cuales dejar, dejando en claro que las disponibilidad de las <text:span text:style-name="T1">películas</text:span> puede ser cambiada por quien administre el software.</text:p>
      <text:p text:style-name="P2"/>
      <text:p text:style-name="P3">Proceso de venta <text:span text:style-name="T5">de entradas</text:span></text:p>
      <text:p text:style-name="P4">====== == ==== <text:span text:style-name="T5">== =======</text:span></text:p>
      <text:p text:style-name="P5">El proceso de venta consta de diversas partes que funcionan una a partir de la otra. Primeramente, en el momento en el que el cliente solicita una entrada, se le consulta que <text:span text:style-name="T3">película</text:span> quiere ver, y en base a su respuesta revisamos la sala en la que esta <text:span text:style-name="T3">película</text:span> sera proyectada y la disponibilidad de butacas. En caso de que haya muchas butacas disponibles, se le da la <text:span text:style-name="T3">opción</text:span> al cliente de elegir que butaca quiere, en caso contrario se le asigna una sin consultarle. Una vez que se realiza la <text:span text:style-name="T3">elección</text:span>, se procede a hacer el cobro <text:s/>de la entrada y en ese mismo momento se le pone a la butaca <text:span text:style-name="T4">y/o butacas</text:span> seleccionadas, el estado de no disponible, ya que dicha <text:span text:style-name="T3">locación</text:span> fue vendida. Al igual que el estado de la butaca, al momento de recibir el dinero, este se carga al sistema, registrando la venta y monto obtenido, para que luego pueda hacerse la suma total de lo ganado tanto por película, como por sucursal. Finalmente se el entrega la entrada al cliente. </text:p>
      <text:p text:style-name="P4">En el momento en que se vendieron todas las butacas o la <text:span text:style-name="T3">película</text:span> ya se esta proyectando, se cierra la compra de ventas para esa <text:span text:style-name="T3">película</text:span> en esa determinada sal<text:span text:style-name="T3">a, reiniciando así el sistema para la próxima función en la que la sala todavía no esta llena.</text:span></text:p>
      <text:p text:style-name="P2"/>
      <text:p text:style-name="P2">Requerimientos del software</text:p>
      <text:p text:style-name="P2">============== === ========</text:p>
      <text:p text:style-name="P2">* Cantidad de sucursales</text:p>
      <text:p text:style-name="P2">* Cantidad de salas por sucursal</text:p>
      <text:p text:style-name="P2">* Cantidad de butacas por sala</text:p>
      <text:p text:style-name="P2">* Registro de venta de entrada por sala y <text:span text:style-name="T2">pelíc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19:03.265673266</meta:creation-date>
    <dc:date>2017-10-14T15:54:48.587499136</dc:date>
    <meta:editing-duration>PT16M10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2" meta:paragraph-count="33" meta:word-count="604" meta:character-count="3683" meta:non-whitespace-character-count="3109"/>
  </office:meta>
</office:document-meta>
</file>